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3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5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4449in"/>
          <style:tab-stop style:position="0.88898in"/>
          <style:tab-stop style:position="1.33346in"/>
          <style:tab-stop style:position="1.77795in"/>
          <style:tab-stop style:position="2.22205in"/>
          <style:tab-stop style:position="2.66654in"/>
          <style:tab-stop style:position="3.11102in"/>
          <style:tab-stop style:position="3.55551in"/>
          <style:tab-stop style:position="4in"/>
          <style:tab-stop style:position="4.44449in"/>
          <style:tab-stop style:position="4.88898in"/>
          <style:tab-stop style:position="5.33346in"/>
          <style:tab-stop style:position="5.77795in"/>
          <style:tab-stop style:position="6.22205in"/>
          <style:tab-stop style:position="6.66654in"/>
          <style:tab-stop style:position="7.11102in"/>
          <style:tab-stop style:position="7.55551in"/>
          <style:tab-stop style:position="8in"/>
          <style:tab-stop style:position="8.44449in"/>
          <style:tab-stop style:position="8.888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8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7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3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14567in"/>
          <style:tab-stop style:position="0.29173in"/>
          <style:tab-stop style:position="0.4374in"/>
          <style:tab-stop style:position="0.58346in"/>
          <style:tab-stop style:position="0.72913in"/>
          <style:tab-stop style:position="0.8752in"/>
          <style:tab-stop style:position="1.02087in"/>
          <style:tab-stop style:position="1.16654in"/>
          <style:tab-stop style:position="1.3126in"/>
          <style:tab-stop style:position="1.45827in"/>
          <style:tab-stop style:position="1.60433in"/>
          <style:tab-stop style:position="1.75in"/>
          <style:tab-stop style:position="1.89567in"/>
          <style:tab-stop style:position="2.04173in"/>
          <style:tab-stop style:position="2.1874in"/>
          <style:tab-stop style:position="2.33346in"/>
          <style:tab-stop style:position="2.47913in"/>
          <style:tab-stop style:position="2.6252in"/>
          <style:tab-stop style:position="2.77087in"/>
          <style:tab-stop style:position="2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6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0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3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1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88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4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82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04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</office:automatic-styles>
  <office:body>
    <office:presentation>
      <draw:page draw:name="page1" draw:style-name="a757" draw:master-page-name="Master1-Layout7-blank-Blank" presentation:presentation-page-layout-name="Master1-PPL7" draw:id="Slide-256">
        <draw:frame draw:id="id85" presentation:style-name="a760" draw:name="Title 1" svg:x="0.30039in" svg:y="0.3122in" svg:width="3.52441in" svg:height="0.2689in" presentation:class="title" presentation:placeholder="false">
          <draw:text-box>
            <text:p text:style-name="a759" text:class-names="" text:cond-style-name=""><text:span text:style-name="a758" text:class-names="">KT2505 - Portable Balance Lab</text:span></text:p>
          </draw:text-box>
          <svg:title/>
          <svg:desc/>
        </draw:frame>
        <draw:frame draw:id="id86" presentation:style-name="a805" draw:name="Text Placeholder 2" svg:x="0.30039in" svg:y="1.29291in" svg:width="3.52441in" svg:height="4.18071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Inventory:<text:line-break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64" text:class-names="">Raspberry</text:span><text:span text:style-name="a765" text:class-names=""><text:s text:c="1"/>Pi 4B 4Gb<text:s text:c="1"/></text:span><text:span text:style-name="a766" text:class-names="">with</text:span><text:span text:style-name="a767" text:class-names=""><text:s text:c="1"/></text:span><text:span text:style-name="a768" text:class-names="">MicroSD</text:span><text:span text:style-name="a769" text:class-names=""><text:s text:c="1"/>Card<text:s text:c="1"/></text:span><text:span text:style-name="a770" text:class-names="">Installed</text:span><text:span text:style-name="a771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Raspberry</text:span><text:span text:style-name="a775" text:class-names=""><text:s text:c="1"/>Pi 4 Case</text:span></text:p>
              </text:list-item>
            </text:list>
            <text:list text:style-name="a782">
              <text:list-item>
                <text:p text:style-name="a781" text:class-names="" text:cond-style-name=""><text:span text:style-name="a778" text:class-names="">USB-C<text:s text:c="1"/></text:span><text:span text:style-name="a779" text:class-names="">Charger</text:span><text:span text:style-name="a780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3" text:class-names="">MicroSD</text:span><text:span text:style-name="a784" text:class-names="">-</text:span><text:span text:style-name="a785" text:class-names="">to</text:span><text:span text:style-name="a786" text:class-names="">-SD-card Adapter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Camera Module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Coral USB Accelerator</text:span></text:p>
              </text:list-item>
            </text:list>
            <text:list text:style-name="a799">
              <text:list-item>
                <text:p text:style-name="a798" text:class-names="" text:cond-style-name=""><text:span text:style-name="a795" text:class-names="">Micro HDMI<text:s text:c="1"/></text:span><text:span text:style-name="a796" text:class-names="">to</text:span><text:span text:style-name="a797" text:class-names=""><text:s text:c="1"/>HDMI Cable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2x<text:s text:c="1"/></text:span><text:span text:style-name="a801" text:class-names="">WiFi</text:span><text:span text:style-name="a802" text:class-names=""><text:s text:c="1"/>QR codes</text:span></text:p>
              </text:list-item>
            </text:list>
          </draw:text-box>
          <svg:title/>
          <svg:desc/>
        </draw:frame>
        <draw:frame draw:id="id87" presentation:style-name="a809" draw:name="Text Placeholder 3" svg:x="0.30039in" svg:y="0.60433in" svg:width="3.52441in" svg:height="0.13543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S1 – Pose Estimation</text:span></text:p>
              </text:list-item>
            </text:list>
          </draw:text-box>
          <svg:title/>
          <svg:desc/>
        </draw:frame>
        <presentation:notes draw:style-name="a812">
          <draw:page-thumbnail draw:page-number="1" svg:x="2.42361in" svg:y="0.75in" svg:width="2.65278in" svg:height="3.75in" presentation:class="page" draw:id="id88" presentation:style-name="a810" draw:name="Slide Image Placeholder 1">
            <svg:title/>
            <svg:desc/>
          </draw:page-thumbnail>
          <draw:frame draw:id="id89" presentation:style-name="a811" draw:name="Notes Placeholder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1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1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1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1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1-PPL7" style:display-name="Blank">
      <presentation:placeholder presentation:object="page-number" svg:x="1.99252in" svg:y="2.92165in" svg:width="0.13898in" svg:height="0.14055in"/>
    </style:presentation-page-layout>
    <style:presentation-page-layout style:name="Master1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presentation-page-layout style:name="Master2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2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2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2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2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2-PPL7" style:display-name="Blank">
      <presentation:placeholder presentation:object="page-number" svg:x="1.99252in" svg:y="2.92165in" svg:width="0.13898in" svg:height="0.14055in"/>
    </style:presentation-page-layout>
    <style:presentation-page-layout style:name="Master2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4.12674in" fo:page-height="5.8350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none" draw:stroke="non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4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draw:fill="none" draw:stroke="non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4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53">
      <style:graphic-properties draw:fill="none" draw:stroke="non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3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none"/>
    </style:style>
    <style:style style:family="presentation" style:name="a98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6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05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0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9">
      <style:graphic-properties draw:fill="none" draw:stroke="none"/>
    </style:style>
    <style:style style:family="paragraph" style:name="a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graphic" style:name="a5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4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3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3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none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1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draw:fill="none" draw:stroke="none"/>
    </style:style>
    <style:style style:family="presentation" style:name="a3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9">
      <style:graphic-properties draw:fill="none" draw:stroke="non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2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20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none"/>
    </style:style>
    <style:style style:family="paragraph" style:name="a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1.80748in" svg:y="2.84016in" svg:width="0.51024in" svg:height="0.0992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1.80748in" svg:y="2.93346in" svg:width="0.51024in" svg:height="0.052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lide Number Placeholder 3" svg:x="1.99252in" svg:y="2.92165in" svg:width="0.13898in" svg:height="0.14055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31">
        <draw:custom-shape svg:x="0in" svg:y="0in" svg:width="7.5in" svg:height="10in" draw:id="id3" draw:style-name="a26" draw:name="Rectangle 1">
          <svg:title/>
          <svg:desc/>
          <text:p text:style-name="a25" text:class-names="" text:cond-style-name=""><text:span text:style-name="a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" draw:name="Slide Image Placeholder 2">
          <svg:title/>
          <svg:desc/>
        </draw:page-thumbnail>
        <draw:frame draw:id="id5" presentation:style-name="a30" draw:name="Notes Placeholder 3" svg:x="1in" svg:y="4.75in" svg:width="5.5in" svg:height="4.5in" presentation:class="notes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2">
      <draw:frame draw:id="id6" presentation:style-name="a36" draw:name="Title 1" svg:x="0.51563in" svg:y="0.95486in" svg:width="3.09549in" svg:height="2.03125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7" presentation:style-name="a40" draw:name="Subtitle 2" svg:x="0.51563in" svg:y="3.06424in" svg:width="3.09549in" svg:height="1.40972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8" presentation:style-name="a44" draw:name="Slide Number Placeholder 3" svg:x="1.99252in" svg:y="2.92165in" svg:width="0.13898in" svg:height="0.14055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title/>
        <svg:desc/>
      </draw:frame>
      <presentation:notes style:page-layout-name="pageLayout2" draw:style-name="a52">
        <draw:custom-shape svg:x="0in" svg:y="0in" svg:width="7.5in" svg:height="10in" draw:id="id3" draw:style-name="a47" draw:name="Rectangle 1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8" draw:name="Slide Image Placeholder 2">
          <svg:title/>
          <svg:desc/>
        </draw:page-thumbnail>
        <draw:frame draw:id="id5" presentation:style-name="a51" draw:name="Notes Placeholder 3" svg:x="1in" svg:y="4.75in" svg:width="5.5in" svg:height="4.5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3">
      <draw:frame draw:id="id9" presentation:style-name="a57" draw:name="Title 1" svg:x="1.80748in" svg:y="2.84016in" svg:width="0.51024in" svg:height="0.09921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0" presentation:style-name="a73" draw:name="Content Placeholder 2" svg:x="1.80748in" svg:y="2.93346in" svg:width="0.51024in" svg:height="0.05236in" presentation:class="object" presentation:placeholder="false">
        <draw:text-box>
          <text:p text:style-name="a59" text:class-names="" text:cond-style-name=""><text:span text:style-name="a58" text:class-names="">Click to edit Master text styles</text:span></text:p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69" text:class-names="">Fifth level</text:span><text:span text:style-name="a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77" draw:name="Slide Number Placeholder 3" svg:x="1.99252in" svg:y="2.92165in" svg:width="0.13898in" svg:height="0.14055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85">
        <draw:custom-shape svg:x="0in" svg:y="0in" svg:width="7.5in" svg:height="10in" draw:id="id3" draw:style-name="a80" draw:name="Rectangle 1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81" draw:name="Slide Image Placeholder 2">
          <svg:title/>
          <svg:desc/>
        </draw:page-thumbnail>
        <draw:frame draw:id="id5" presentation:style-name="a84" draw:name="Notes Placeholder 3" svg:x="1in" svg:y="4.75in" svg:width="5.5in" svg:height="4.5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86">
      <draw:frame draw:id="id12" presentation:style-name="a90" draw:name="Title 1" svg:x="0.28125in" svg:y="1.45486in" svg:width="3.55903in" svg:height="2.42708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3" presentation:style-name="a94" draw:name="Text Placeholder 2" svg:x="0.28125in" svg:y="3.90451in" svg:width="3.55903in" svg:height="1.27604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4" presentation:style-name="a98" draw:name="Slide Number Placeholder 3" svg:x="1.99252in" svg:y="2.92165in" svg:width="0.13898in" svg:height="0.1405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  <presentation:notes style:page-layout-name="pageLayout2" draw:style-name="a106">
        <draw:custom-shape svg:x="0in" svg:y="0in" svg:width="7.5in" svg:height="10in" draw:id="id3" draw:style-name="a101" draw:name="Rectangle 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02" draw:name="Slide Image Placeholder 2">
          <svg:title/>
          <svg:desc/>
        </draw:page-thumbnail>
        <draw:frame draw:id="id5" presentation:style-name="a105" draw:name="Notes Placeholder 3" svg:x="1in" svg:y="4.75in" svg:width="5.5in" svg:height="4.5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07">
      <draw:frame draw:id="id15" presentation:style-name="a111" draw:name="Title 1" svg:x="1.80748in" svg:y="2.84016in" svg:width="0.51024in" svg:height="0.09921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7" draw:name="Content Placeholder 2" svg:x="1.80729in" svg:y="2.93403in" svg:width="0.17187in" svg:height="0.05208in" presentation:class="object" presentation:placeholder="false">
        <draw:text-box>
          <text:p text:style-name="a113" text:class-names="" text:cond-style-name=""><text:span text:style-name="a112" text:class-names="">Click to edit Master text styles</text:span></text:p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Fifth level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43" draw:name="Content Placeholder 3" svg:x="2.14583in" svg:y="2.93403in" svg:width="0.17188in" svg:height="0.05208in" presentation:class="object" presentation:placeholder="false">
        <draw:text-box>
          <text:p text:style-name="a129" text:class-names="" text:cond-style-name=""><text:span text:style-name="a128" text:class-names="">Click to edit Master text styles</text:span></text:p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Slide Number Placeholder 4" svg:x="1.99252in" svg:y="2.92165in" svg:width="0.13898in" svg:height="0.1405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</draw:text-box>
        <svg:title/>
        <svg:desc/>
      </draw:frame>
      <presentation:notes style:page-layout-name="pageLayout2" draw:style-name="a155">
        <draw:custom-shape svg:x="0in" svg:y="0in" svg:width="7.5in" svg:height="10in" draw:id="id3" draw:style-name="a150" draw:name="Rectangle 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51" draw:name="Slide Image Placeholder 2">
          <svg:title/>
          <svg:desc/>
        </draw:page-thumbnail>
        <draw:frame draw:id="id5" presentation:style-name="a154" draw:name="Notes Placeholder 3" svg:x="1in" svg:y="4.75in" svg:width="5.5in" svg:height="4.5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56">
      <draw:frame draw:id="id19" presentation:style-name="a160" draw:name="Title 1" svg:x="0.28472in" svg:y="0.31076in" svg:width="3.55903in" svg:height="1.12847in" presentation:class="title" presentation:placeholder="false">
        <draw:text-box>
          <text:p text:style-name="a159" text:class-names="" text:cond-style-name=""><text:span text:style-name="a157" text:class-names="">Click to edit Master title style</text:span><text:span text:style-name="a158" text:class-names=""/></text:p>
        </draw:text-box>
        <svg:title/>
        <svg:desc/>
      </draw:frame>
      <draw:frame draw:id="id20" presentation:style-name="a164" draw:name="Text Placeholder 2" svg:x="0.28472in" svg:y="1.43056in" svg:width="1.74479in" svg:height="0.70139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21" presentation:style-name="a180" draw:name="Content Placeholder 3" svg:x="0.28472in" svg:y="2.13194in" svg:width="1.74479in" svg:height="3.13368in" presentation:class="object" presentation:placeholder="false">
        <draw:text-box>
          <text:p text:style-name="a166" text:class-names="" text:cond-style-name=""><text:span text:style-name="a165" text:class-names="">Click to edit Master text styles</text:span></text:p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84" draw:name="Text Placeholder 4" svg:x="2.08854in" svg:y="1.43056in" svg:width="1.75521in" svg:height="0.70139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200" draw:name="Content Placeholder 5" svg:x="2.08854in" svg:y="2.13194in" svg:width="1.75521in" svg:height="3.13368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04" draw:name="Slide Number Placeholder 6" svg:x="1.99252in" svg:y="2.92165in" svg:width="0.13898in" svg:height="0.1405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</draw:text-box>
        <svg:title/>
        <svg:desc/>
      </draw:frame>
      <presentation:notes style:page-layout-name="pageLayout2" draw:style-name="a212">
        <draw:custom-shape svg:x="0in" svg:y="0in" svg:width="7.5in" svg:height="10in" draw:id="id3" draw:style-name="a207" draw:name="Rectangle 1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08" draw:name="Slide Image Placeholder 2">
          <svg:title/>
          <svg:desc/>
        </draw:page-thumbnail>
        <draw:frame draw:id="id5" presentation:style-name="a211" draw:name="Notes Placeholder 3" svg:x="1in" svg:y="4.75in" svg:width="5.5in" svg:height="4.5in" presentation:class="notes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13">
      <draw:frame draw:id="id25" presentation:style-name="a217" draw:name="Title 1" svg:x="1.80748in" svg:y="2.84016in" svg:width="0.51024in" svg:height="0.09921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26" presentation:style-name="a221" draw:name="Slide Number Placeholder 2" svg:x="1.99252in" svg:y="2.92165in" svg:width="0.13898in" svg:height="0.14055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29">
        <draw:custom-shape svg:x="0in" svg:y="0in" svg:width="7.5in" svg:height="10in" draw:id="id3" draw:style-name="a224" draw:name="Rectangle 1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25" draw:name="Slide Image Placeholder 2">
          <svg:title/>
          <svg:desc/>
        </draw:page-thumbnail>
        <draw:frame draw:id="id5" presentation:style-name="a228" draw:name="Notes Placeholder 3" svg:x="1in" svg:y="4.75in" svg:width="5.5in" svg:height="4.5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30">
      <draw:frame draw:id="id27" presentation:style-name="a234" draw:name="Slide Number Placeholder 1" svg:x="1.99252in" svg:y="2.92165in" svg:width="0.13898in" svg:height="0.14055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/></text:span><text:span text:style-name="a232" text:class-names=""/></text:p>
        </draw:text-box>
        <svg:title/>
        <svg:desc/>
      </draw:frame>
      <presentation:notes style:page-layout-name="pageLayout2" draw:style-name="a242">
        <draw:custom-shape svg:x="0in" svg:y="0in" svg:width="7.5in" svg:height="10in" draw:id="id3" draw:style-name="a237" draw:name="Rectangle 1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38" draw:name="Slide Image Placeholder 2">
          <svg:title/>
          <svg:desc/>
        </draw:page-thumbnail>
        <draw:frame draw:id="id5" presentation:style-name="a241" draw:name="Notes Placeholder 3" svg:x="1in" svg:y="4.75in" svg:width="5.5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43">
      <draw:frame draw:id="id28" presentation:style-name="a247" draw:name="Title 1" svg:x="0.28472in" svg:y="0.38889in" svg:width="1.32986in" svg:height="1.36111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29" presentation:style-name="a263" draw:name="Content Placeholder 2" svg:x="1.75521in" svg:y="0.84028in" svg:width="2.08854in" svg:height="4.14583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7" draw:name="Text Placeholder 3" svg:x="0.28472in" svg:y="1.75in" svg:width="1.32986in" svg:height="3.24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31" presentation:style-name="a271" draw:name="Slide Number Placeholder 4" svg:x="1.99252in" svg:y="2.92165in" svg:width="0.13898in" svg:height="0.14055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  <presentation:notes style:page-layout-name="pageLayout2" draw:style-name="a279">
        <draw:custom-shape svg:x="0in" svg:y="0in" svg:width="7.5in" svg:height="10in" draw:id="id3" draw:style-name="a274" draw:name="Rectangle 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5" draw:name="Slide Image Placeholder 2">
          <svg:title/>
          <svg:desc/>
        </draw:page-thumbnail>
        <draw:frame draw:id="id5" presentation:style-name="a278" draw:name="Notes Placeholder 3" svg:x="1in" svg:y="4.75in" svg:width="5.5in" svg:height="4.5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80">
      <draw:frame draw:id="id32" presentation:style-name="a284" draw:name="Title 1" svg:x="0.28472in" svg:y="0.38889in" svg:width="1.32986in" svg:height="1.36111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33" presentation:style-name="a287" draw:name="Picture Placeholder 2" svg:x="1.75521in" svg:y="0.84028in" svg:width="2.08854in" svg:height="4.14583in" presentation:class="graphic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4" presentation:style-name="a291" draw:name="Text Placeholder 3" svg:x="0.28472in" svg:y="1.75in" svg:width="1.32986in" svg:height="3.2430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35" presentation:style-name="a295" draw:name="Slide Number Placeholder 4" svg:x="1.99252in" svg:y="2.92165in" svg:width="0.13898in" svg:height="0.14055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03">
        <draw:custom-shape svg:x="0in" svg:y="0in" svg:width="7.5in" svg:height="10in" draw:id="id3" draw:style-name="a298" draw:name="Rectangle 1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99" draw:name="Slide Image Placeholder 2">
          <svg:title/>
          <svg:desc/>
        </draw:page-thumbnail>
        <draw:frame draw:id="id5" presentation:style-name="a302" draw:name="Notes Placeholder 3" svg:x="1in" svg:y="4.75in" svg:width="5.5in" svg:height="4.5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04">
      <draw:frame draw:id="id36" presentation:style-name="a308" draw:name="Title 1" svg:x="1.80748in" svg:y="2.84016in" svg:width="0.51024in" svg:height="0.09921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37" presentation:style-name="a325" draw:name="Vertical Text Placeholder 2" svg:x="1.80748in" svg:y="2.93346in" svg:width="0.51024in" svg:height="0.0523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9" draw:name="Slide Number Placeholder 3" svg:x="1.99252in" svg:y="2.92165in" svg:width="0.13898in" svg:height="0.14055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37">
        <draw:custom-shape svg:x="0in" svg:y="0in" svg:width="7.5in" svg:height="10in" draw:id="id3" draw:style-name="a332" draw:name="Rectangle 1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33" draw:name="Slide Image Placeholder 2">
          <svg:title/>
          <svg:desc/>
        </draw:page-thumbnail>
        <draw:frame draw:id="id5" presentation:style-name="a336" draw:name="Notes Placeholder 3" svg:x="1in" svg:y="4.75in" svg:width="5.5in" svg:height="4.5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38">
      <draw:frame draw:id="id39" presentation:style-name="a342" draw:name="Vertical Title 1" svg:x="2.19097in" svg:y="2.84028in" svg:width="0.12674in" svg:height="0.14583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0" presentation:style-name="a359" draw:name="Vertical Text Placeholder 2" svg:x="1.80729in" svg:y="2.84028in" svg:width="0.21701in" svg:height="0.1458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3" draw:name="Slide Number Placeholder 3" svg:x="1.99252in" svg:y="2.92165in" svg:width="0.13898in" svg:height="0.1405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  <presentation:notes style:page-layout-name="pageLayout2" draw:style-name="a371">
        <draw:custom-shape svg:x="0in" svg:y="0in" svg:width="7.5in" svg:height="10in" draw:id="id3" draw:style-name="a366" draw:name="Rectangle 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67" draw:name="Slide Image Placeholder 2">
          <svg:title/>
          <svg:desc/>
        </draw:page-thumbnail>
        <draw:frame draw:id="id5" presentation:style-name="a370" draw:name="Notes Placeholder 3" svg:x="1in" svg:y="4.75in" svg:width="5.5in" svg:height="4.5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</presentation:notes>
    </style:master-page>
    <style:master-page style:name="Master2-Title1" style:page-layout-name="pageLayout1" draw:style-name="a372">
      <draw:frame draw:id="id42" presentation:style-name="a375" draw:name="Title Placeholder 1" svg:x="1.80748in" svg:y="2.84016in" svg:width="0.51024in" svg:height="0.09921in" presentation:class="titl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92" draw:name="Text Placeholder 2" svg:x="1.80748in" svg:y="2.93346in" svg:width="0.51024in" svg:height="0.0523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95" draw:name="Slide Number Placeholder 3" svg:x="1.99252in" svg:y="2.92165in" svg:width="0.13898in" svg:height="0.14055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custom-shape svg:x="0in" svg:y="0in" svg:width="7.5in" svg:height="10in" draw:id="id3" draw:style-name="a398" draw:name="Rectangle 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99" draw:name="Slide Image Placeholder 2">
          <svg:title/>
          <svg:desc/>
        </draw:page-thumbnail>
        <draw:frame draw:id="id5" presentation:style-name="a402" draw:name="Notes Placeholder 3" svg:x="1in" svg:y="4.75in" svg:width="5.5in" svg:height="4.5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04">
      <draw:frame draw:id="id45" presentation:style-name="a408" draw:name="Title 1" svg:x="0.51563in" svg:y="0.95486in" svg:width="3.09549in" svg:height="2.03125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46" presentation:style-name="a412" draw:name="Subtitle 2" svg:x="0.51563in" svg:y="3.06424in" svg:width="3.09549in" svg:height="1.40972in" presentation:class="subtitle" presentation:placeholder="false">
        <draw:text-box>
          <text:p text:style-name="a411" text:class-names="" text:cond-style-name=""><text:span text:style-name="a409" text:class-names="">Click to edit Master subtitle style</text:span><text:span text:style-name="a410" text:class-names=""/></text:p>
        </draw:text-box>
        <svg:title/>
        <svg:desc/>
      </draw:frame>
      <draw:frame draw:id="id47" presentation:style-name="a416" draw:name="Slide Number Placeholder 3" svg:x="1.99252in" svg:y="2.92165in" svg:width="0.13898in" svg:height="0.14055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24">
        <draw:custom-shape svg:x="0in" svg:y="0in" svg:width="7.5in" svg:height="10in" draw:id="id3" draw:style-name="a419" draw:name="Rectangle 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20" draw:name="Slide Image Placeholder 2">
          <svg:title/>
          <svg:desc/>
        </draw:page-thumbnail>
        <draw:frame draw:id="id5" presentation:style-name="a423" draw:name="Notes Placeholder 3" svg:x="1in" svg:y="4.75in" svg:width="5.5in" svg:height="4.5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425">
      <draw:frame draw:id="id48" presentation:style-name="a429" draw:name="Title 1" svg:x="1.80748in" svg:y="2.84016in" svg:width="0.51024in" svg:height="0.09921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9" presentation:style-name="a445" draw:name="Content Placeholder 2" svg:x="1.80748in" svg:y="2.93346in" svg:width="0.51024in" svg:height="0.05236in" presentation:class="object" presentation:placeholder="false">
        <draw:text-box>
          <text:p text:style-name="a431" text:class-names="" text:cond-style-name=""><text:span text:style-name="a430" text:class-names="">Click to edit Master text styles</text:span></text:p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Fifth level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49" draw:name="Slide Number Placeholder 3" svg:x="1.99252in" svg:y="2.92165in" svg:width="0.13898in" svg:height="0.14055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/></text:span><text:span text:style-name="a447" text:class-names=""/></text:p>
        </draw:text-box>
        <svg:title/>
        <svg:desc/>
      </draw:frame>
      <presentation:notes style:page-layout-name="pageLayout2" draw:style-name="a457">
        <draw:custom-shape svg:x="0in" svg:y="0in" svg:width="7.5in" svg:height="10in" draw:id="id3" draw:style-name="a452" draw:name="Rectangle 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53" draw:name="Slide Image Placeholder 2">
          <svg:title/>
          <svg:desc/>
        </draw:page-thumbnail>
        <draw:frame draw:id="id5" presentation:style-name="a456" draw:name="Notes Placeholder 3" svg:x="1in" svg:y="4.75in" svg:width="5.5in" svg:height="4.5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58">
      <draw:frame draw:id="id51" presentation:style-name="a462" draw:name="Title 1" svg:x="0.28125in" svg:y="1.45486in" svg:width="3.55903in" svg:height="2.42708in" presentation:class="title" presentation:placeholder="false">
        <draw:text-box>
          <text:p text:style-name="a461" text:class-names="" text:cond-style-name=""><text:span text:style-name="a459" text:class-names="">Click to edit Master title style</text:span><text:span text:style-name="a460" text:class-names=""/></text:p>
        </draw:text-box>
        <svg:title/>
        <svg:desc/>
      </draw:frame>
      <draw:frame draw:id="id52" presentation:style-name="a466" draw:name="Text Placeholder 2" svg:x="0.28125in" svg:y="3.90451in" svg:width="3.55903in" svg:height="1.27604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53" presentation:style-name="a470" draw:name="Slide Number Placeholder 3" svg:x="1.99252in" svg:y="2.92165in" svg:width="0.13898in" svg:height="0.14055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  <presentation:notes style:page-layout-name="pageLayout2" draw:style-name="a478">
        <draw:custom-shape svg:x="0in" svg:y="0in" svg:width="7.5in" svg:height="10in" draw:id="id3" draw:style-name="a473" draw:name="Rectangle 1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74" draw:name="Slide Image Placeholder 2">
          <svg:title/>
          <svg:desc/>
        </draw:page-thumbnail>
        <draw:frame draw:id="id5" presentation:style-name="a477" draw:name="Notes Placeholder 3" svg:x="1in" svg:y="4.75in" svg:width="5.5in" svg:height="4.5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79">
      <draw:frame draw:id="id54" presentation:style-name="a483" draw:name="Title 1" svg:x="1.80748in" svg:y="2.84016in" svg:width="0.51024in" svg:height="0.09921in" presentation:class="title" presentation:placeholder="false">
        <draw:text-box>
          <text:p text:style-name="a482" text:class-names="" text:cond-style-name=""><text:span text:style-name="a480" text:class-names="">Click to edit Master title style</text:span><text:span text:style-name="a481" text:class-names=""/></text:p>
        </draw:text-box>
        <svg:title/>
        <svg:desc/>
      </draw:frame>
      <draw:frame draw:id="id55" presentation:style-name="a499" draw:name="Content Placeholder 2" svg:x="1.80729in" svg:y="2.93403in" svg:width="0.17187in" svg:height="0.05208in" presentation:class="object" presentation:placeholder="false">
        <draw:text-box>
          <text:p text:style-name="a485" text:class-names="" text:cond-style-name=""><text:span text:style-name="a484" text:class-names="">Click to edit Master text styles</text:span></text:p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15" draw:name="Content Placeholder 3" svg:x="2.14583in" svg:y="2.93403in" svg:width="0.17188in" svg:height="0.05208in" presentation:class="object" presentation:placeholder="false">
        <draw:text-box>
          <text:p text:style-name="a501" text:class-names="" text:cond-style-name=""><text:span text:style-name="a500" text:class-names="">Click to edit Master text styles</text:span></text:p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1" text:class-names="">Fifth level</text:span><text:span text:style-name="a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19" draw:name="Slide Number Placeholder 4" svg:x="1.99252in" svg:y="2.92165in" svg:width="0.13898in" svg:height="0.14055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/></text:p>
        </draw:text-box>
        <svg:title/>
        <svg:desc/>
      </draw:frame>
      <presentation:notes style:page-layout-name="pageLayout2" draw:style-name="a527">
        <draw:custom-shape svg:x="0in" svg:y="0in" svg:width="7.5in" svg:height="10in" draw:id="id3" draw:style-name="a522" draw:name="Rectangle 1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23" draw:name="Slide Image Placeholder 2">
          <svg:title/>
          <svg:desc/>
        </draw:page-thumbnail>
        <draw:frame draw:id="id5" presentation:style-name="a526" draw:name="Notes Placeholder 3" svg:x="1in" svg:y="4.75in" svg:width="5.5in" svg:height="4.5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528">
      <draw:frame draw:id="id58" presentation:style-name="a532" draw:name="Title 1" svg:x="0.28472in" svg:y="0.31076in" svg:width="3.55903in" svg:height="1.12847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59" presentation:style-name="a536" draw:name="Text Placeholder 2" svg:x="0.28472in" svg:y="1.43056in" svg:width="1.74479in" svg:height="0.70139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60" presentation:style-name="a552" draw:name="Content Placeholder 3" svg:x="0.28472in" svg:y="2.13194in" svg:width="1.74479in" svg:height="3.13368in" presentation:class="object" presentation:placeholder="false">
        <draw:text-box>
          <text:p text:style-name="a538" text:class-names="" text:cond-style-name=""><text:span text:style-name="a537" text:class-names="">Click to edit Master text styles</text:span></text:p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Fifth level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6" draw:name="Text Placeholder 4" svg:x="2.08854in" svg:y="1.43056in" svg:width="1.75521in" svg:height="0.70139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62" presentation:style-name="a572" draw:name="Content Placeholder 5" svg:x="2.08854in" svg:y="2.13194in" svg:width="1.75521in" svg:height="3.13368in" presentation:class="object" presentation:placeholder="false">
        <draw:text-box>
          <text:p text:style-name="a558" text:class-names="" text:cond-style-name=""><text:span text:style-name="a557" text:class-names="">Click to edit Master text styles</text:span></text:p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76" draw:name="Slide Number Placeholder 6" svg:x="1.99252in" svg:y="2.92165in" svg:width="0.13898in" svg:height="0.14055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584">
        <draw:custom-shape svg:x="0in" svg:y="0in" svg:width="7.5in" svg:height="10in" draw:id="id3" draw:style-name="a579" draw:name="Rectangle 1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80" draw:name="Slide Image Placeholder 2">
          <svg:title/>
          <svg:desc/>
        </draw:page-thumbnail>
        <draw:frame draw:id="id5" presentation:style-name="a583" draw:name="Notes Placeholder 3" svg:x="1in" svg:y="4.75in" svg:width="5.5in" svg:height="4.5in" presentation:class="notes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85">
      <draw:frame draw:id="id64" presentation:style-name="a589" draw:name="Title 1" svg:x="1.80748in" svg:y="2.84016in" svg:width="0.51024in" svg:height="0.09921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65" presentation:style-name="a593" draw:name="Slide Number Placeholder 2" svg:x="1.99252in" svg:y="2.92165in" svg:width="0.13898in" svg:height="0.14055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</draw:text-box>
        <svg:title/>
        <svg:desc/>
      </draw:frame>
      <presentation:notes style:page-layout-name="pageLayout2" draw:style-name="a601">
        <draw:custom-shape svg:x="0in" svg:y="0in" svg:width="7.5in" svg:height="10in" draw:id="id3" draw:style-name="a596" draw:name="Rectangle 1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97" draw:name="Slide Image Placeholder 2">
          <svg:title/>
          <svg:desc/>
        </draw:page-thumbnail>
        <draw:frame draw:id="id5" presentation:style-name="a600" draw:name="Notes Placeholder 3" svg:x="1in" svg:y="4.75in" svg:width="5.5in" svg:height="4.5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602">
      <draw:frame draw:id="id66" presentation:style-name="a606" draw:name="Slide Number Placeholder 1" svg:x="1.99252in" svg:y="2.92165in" svg:width="0.13898in" svg:height="0.14055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</draw:text-box>
        <svg:title/>
        <svg:desc/>
      </draw:frame>
      <presentation:notes style:page-layout-name="pageLayout2" draw:style-name="a614">
        <draw:custom-shape svg:x="0in" svg:y="0in" svg:width="7.5in" svg:height="10in" draw:id="id3" draw:style-name="a609" draw:name="Rectangle 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10" draw:name="Slide Image Placeholder 2">
          <svg:title/>
          <svg:desc/>
        </draw:page-thumbnail>
        <draw:frame draw:id="id5" presentation:style-name="a613" draw:name="Notes Placeholder 3" svg:x="1in" svg:y="4.75in" svg:width="5.5in" svg:height="4.5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615">
      <draw:frame draw:id="id67" presentation:style-name="a619" draw:name="Title 1" svg:x="0.28472in" svg:y="0.38889in" svg:width="1.32986in" svg:height="1.36111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draw:frame draw:id="id68" presentation:style-name="a635" draw:name="Content Placeholder 2" svg:x="1.75521in" svg:y="0.84028in" svg:width="2.08854in" svg:height="4.14583in" presentation:class="object" presentation:placeholder="false">
        <draw:text-box>
          <text:p text:style-name="a621" text:class-names="" text:cond-style-name=""><text:span text:style-name="a620" text:class-names="">Click to edit Master text styles</text:span></text:p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Fifth level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39" draw:name="Text Placeholder 3" svg:x="0.28472in" svg:y="1.75in" svg:width="1.32986in" svg:height="3.2430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70" presentation:style-name="a643" draw:name="Slide Number Placeholder 4" svg:x="1.99252in" svg:y="2.92165in" svg:width="0.13898in" svg:height="0.14055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</draw:text-box>
        <svg:title/>
        <svg:desc/>
      </draw:frame>
      <presentation:notes style:page-layout-name="pageLayout2" draw:style-name="a651">
        <draw:custom-shape svg:x="0in" svg:y="0in" svg:width="7.5in" svg:height="10in" draw:id="id3" draw:style-name="a646" draw:name="Rectangle 1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47" draw:name="Slide Image Placeholder 2">
          <svg:title/>
          <svg:desc/>
        </draw:page-thumbnail>
        <draw:frame draw:id="id5" presentation:style-name="a650" draw:name="Notes Placeholder 3" svg:x="1in" svg:y="4.75in" svg:width="5.5in" svg:height="4.5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52">
      <draw:frame draw:id="id71" presentation:style-name="a656" draw:name="Title 1" svg:x="0.28472in" svg:y="0.38889in" svg:width="1.32986in" svg:height="1.36111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72" presentation:style-name="a659" draw:name="Picture Placeholder 2" svg:x="1.75521in" svg:y="0.84028in" svg:width="2.08854in" svg:height="4.14583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73" presentation:style-name="a663" draw:name="Text Placeholder 3" svg:x="0.28472in" svg:y="1.75in" svg:width="1.32986in" svg:height="3.24306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74" presentation:style-name="a667" draw:name="Slide Number Placeholder 4" svg:x="1.99252in" svg:y="2.92165in" svg:width="0.13898in" svg:height="0.14055in" presentation:class="page-number" presentation:placeholder="false">
        <draw:text-box>
          <text:p text:style-name="a666" text:class-names="" text:cond-style-name=""><text:span text:style-name="a664" text:class-names=""><text:page-number style:num-format="1" text:fixed="false"/></text:span><text:span text:style-name="a665" text:class-names=""/></text:p>
        </draw:text-box>
        <svg:title/>
        <svg:desc/>
      </draw:frame>
      <presentation:notes style:page-layout-name="pageLayout2" draw:style-name="a675">
        <draw:custom-shape svg:x="0in" svg:y="0in" svg:width="7.5in" svg:height="10in" draw:id="id3" draw:style-name="a670" draw:name="Rectangle 1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71" draw:name="Slide Image Placeholder 2">
          <svg:title/>
          <svg:desc/>
        </draw:page-thumbnail>
        <draw:frame draw:id="id5" presentation:style-name="a674" draw:name="Notes Placeholder 3" svg:x="1in" svg:y="4.75in" svg:width="5.5in" svg:height="4.5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76">
      <draw:frame draw:id="id75" presentation:style-name="a680" draw:name="Title 1" svg:x="1.80748in" svg:y="2.84016in" svg:width="0.51024in" svg:height="0.09921in" presentation:class="title" presentation:placeholder="false">
        <draw:text-box>
          <text:p text:style-name="a679" text:class-names="" text:cond-style-name=""><text:span text:style-name="a677" text:class-names="">Click to edit Master title style</text:span><text:span text:style-name="a678" text:class-names=""/></text:p>
        </draw:text-box>
        <svg:title/>
        <svg:desc/>
      </draw:frame>
      <draw:frame draw:id="id76" presentation:style-name="a697" draw:name="Vertical Text Placeholder 2" svg:x="1.80748in" svg:y="2.93346in" svg:width="0.51024in" svg:height="0.05236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Fifth le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01" draw:name="Slide Number Placeholder 3" svg:x="1.99252in" svg:y="2.92165in" svg:width="0.13898in" svg:height="0.14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09">
        <draw:custom-shape svg:x="0in" svg:y="0in" svg:width="7.5in" svg:height="10in" draw:id="id3" draw:style-name="a704" draw:name="Rectangle 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05" draw:name="Slide Image Placeholder 2">
          <svg:title/>
          <svg:desc/>
        </draw:page-thumbnail>
        <draw:frame draw:id="id5" presentation:style-name="a708" draw:name="Notes Placeholder 3" svg:x="1in" svg:y="4.75in" svg:width="5.5in" svg:height="4.5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710">
      <draw:frame draw:id="id78" presentation:style-name="a714" draw:name="Vertical Title 1" svg:x="2.19097in" svg:y="2.84028in" svg:width="0.12674in" svg:height="0.14583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79" presentation:style-name="a731" draw:name="Vertical Text Placeholder 2" svg:x="1.80729in" svg:y="2.84028in" svg:width="0.21701in" svg:height="0.14583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5" draw:name="Slide Number Placeholder 3" svg:x="1.99252in" svg:y="2.92165in" svg:width="0.13898in" svg:height="0.14055in" presentation:class="page-number" presentation:placeholder="false">
        <draw:text-box>
          <text:p text:style-name="a734" text:class-names="" text:cond-style-name=""><text:span text:style-name="a732" text:class-names=""><text:page-number style:num-format="1" text:fixed="false"/></text:span><text:span text:style-name="a733" text:class-names=""/></text:p>
        </draw:text-box>
        <svg:title/>
        <svg:desc/>
      </draw:frame>
      <presentation:notes style:page-layout-name="pageLayout2" draw:style-name="a743">
        <draw:custom-shape svg:x="0in" svg:y="0in" svg:width="7.5in" svg:height="10in" draw:id="id3" draw:style-name="a738" draw:name="Rectangle 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39" draw:name="Slide Image Placeholder 2">
          <svg:title/>
          <svg:desc/>
        </draw:page-thumbnail>
        <draw:frame draw:id="id5" presentation:style-name="a742" draw:name="Notes Placeholder 3" svg:x="1in" svg:y="4.75in" svg:width="5.5in" svg:height="4.5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</presentation:notes>
    </style:master-page>
    <style:handout-master style:page-layout-name="pageLayout3" draw:style-name="a744">
      <draw:frame draw:id="id81" presentation:style-name="a747" draw:name="Header Placeholder 1" svg:x="0in" svg:y="0in" svg:width="3.25433in" svg:height="0.49961in" presentation:class="head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82" presentation:style-name="a750" draw:name="Date Placeholder 2" svg:x="4.24528in" svg:y="0in" svg:width="3.25433in" svg:height="0.49961in" presentation:class="date-time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83" presentation:style-name="a753" draw:name="Footer Placeholder 3" svg:x="0in" svg:y="9.5in" svg:width="3.25433in" svg:height="0.49961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84" presentation:style-name="a756" draw:name="Slide Number Placeholder 4" svg:x="4.24528in" svg:y="9.5in" svg:width="3.25433in" svg:height="0.4996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T2502 - Portable Balance Lab</dc:title>
    <meta:initial-creator>Janne Luijten</meta:initial-creator>
    <dc:creator>Adam Kewley</dc:creator>
    <dc:date>2023-05-02T07:57:04Z</dc:date>
    <meta:print-date>2023-05-02T07:56:54Z</meta:print-date>
    <meta:editing-cycles>8</meta:editing-cycles>
    <meta:editing-duration>PT2046S</meta:editing-duration>
    <meta:document-statistic meta:paragraph-count="11" meta:word-count="42"/>
  </office:meta>
</office:document-meta>
</file>